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normal">
              <mrow>
                <mtext>[Constants]</mtext>
              </mrow>
            </mstyle>
          </mrow>
        </mtd>
      </mtr>
      <mtr>
        <mtd>
          <mrow>
            <msub>
              <mi>x</mi>
              <mn>0,</mn>
            </msub>
            <msub>
              <mi>x</mi>
              <mi>f</mi>
            </msub>
            <mi>,</mi>
            <msub>
              <mi>v</mi>
              <mi mathvariant="italic">max</mi>
            </msub>
            <mi>,</mi>
            <msub>
              <mi>a</mi>
              <mi mathvariant="italic">max</mi>
            </msub>
          </mrow>
        </mtd>
      </mtr>
      <mtr>
        <mtd>
          <mrow>
            <mrow>
              <msub>
                <mi>t</mi>
                <mn>0</mn>
              </msub>
              <mo stretchy="false">=</mo>
              <mn>0</mn>
            </mrow>
          </mrow>
        </mtd>
      </mtr>
      <mtr>
        <mtd>
          <mrow/>
        </mtd>
      </mtr>
      <mtr>
        <mtd>
          <mrow>
            <mstyle mathvariant="normal">
              <mrow>
                <mtext>[Full Range]</mtext>
              </mrow>
            </mstyle>
          </mrow>
        </mtd>
      </mtr>
      <mtr>
        <mtd>
          <mrow>
            <mrow>
              <msub>
                <mi>x</mi>
                <mi>A</mi>
              </msub>
              <mo stretchy="false">=</mo>
              <mrow>
                <msub>
                  <mi>x</mi>
                  <mn>0</mn>
                </msub>
                <mo stretchy="false">+</mo>
                <mfrac>
                  <mrow>
                    <msubsup>
                      <mi>v</mi>
                      <mi mathvariant="italic">max</mi>
                      <mn>2</mn>
                    </msubsup>
                  </mrow>
                  <mrow>
                    <mn>2</mn>
                    <msub>
                      <mi>a</mi>
                      <mi mathvariant="italic">max</mi>
                    </msub>
                  </mrow>
                </mfrac>
              </mrow>
            </mrow>
          </mrow>
        </mtd>
      </mtr>
      <mtr>
        <mtd>
          <mrow>
            <mrow>
              <msub>
                <mi>x</mi>
                <mi>B</mi>
              </msub>
              <mo stretchy="false">=</mo>
              <mrow>
                <msub>
                  <mi>x</mi>
                  <mi>f</mi>
                </msub>
                <mo stretchy="false">−</mo>
                <mfrac>
                  <mrow>
                    <msubsup>
                      <mi>v</mi>
                      <mi mathvariant="italic">max</mi>
                      <mn>2</mn>
                    </msubsup>
                  </mrow>
                  <mrow>
                    <mn>2</mn>
                    <msub>
                      <mi>a</mi>
                      <mi mathvariant="italic">max</mi>
                    </msub>
                  </mrow>
                </mfrac>
              </mrow>
            </mrow>
          </mrow>
        </mtd>
      </mtr>
      <mtr>
        <mtd>
          <mrow>
            <mrow>
              <msub>
                <mi>t</mi>
                <mi>A</mi>
              </msub>
              <mo stretchy="false">=</mo>
              <mfrac>
                <mrow>
                  <msub>
                    <mi>v</mi>
                    <mi mathvariant="italic">max</mi>
                  </msub>
                </mrow>
                <mrow>
                  <msub>
                    <mi>a</mi>
                    <mi mathvariant="italic">max</mi>
                  </msub>
                </mrow>
              </mfrac>
            </mrow>
          </mrow>
        </mtd>
      </mtr>
      <mtr>
        <mtd>
          <mrow>
            <mrow>
              <msub>
                <mi>t</mi>
                <mi>B</mi>
              </msub>
              <mo stretchy="false">=</mo>
              <mrow>
                <msub>
                  <mi>t</mi>
                  <mi>A</mi>
                </msub>
                <mo stretchy="false">+</mo>
                <mfrac>
                  <mrow>
                    <mrow>
                      <msub>
                        <mi>x</mi>
                        <mi>B</mi>
                      </msub>
                      <mo stretchy="false">−</mo>
                      <msub>
                        <mi>x</mi>
                        <mi>A</mi>
                      </msub>
                    </mrow>
                  </mrow>
                  <mrow>
                    <msub>
                      <mi>v</mi>
                      <mi mathvariant="italic">max</mi>
                    </msub>
                  </mrow>
                </mfrac>
              </mrow>
            </mrow>
          </mrow>
        </mtd>
      </mtr>
      <mtr>
        <mtd>
          <mrow>
            <mrow>
              <msub>
                <mi>t</mi>
                <mi>F</mi>
              </msub>
              <mo stretchy="false">=</mo>
              <mrow>
                <msub>
                  <mi>t</mi>
                  <mi>A</mi>
                </msub>
                <mo stretchy="false">+</mo>
                <msub>
                  <mi>t</mi>
                  <mi>B</mi>
                </msub>
              </mrow>
            </mrow>
          </mrow>
        </mtd>
      </mtr>
      <mtr>
        <mtd>
          <mrow>
            <mrow>
              <msub>
                <mrow>
                  <mstyle mathvariant="bold">
                    <mrow>
                      <mi>x</mi>
                    </mrow>
                  </mstyle>
                </mrow>
                <mrow>
                  <mrow>
                    <mrow>
                      <mstyle mathvariant="bold">
                        <mrow>
                          <mi>t</mi>
                        </mrow>
                      </mstyle>
                    </mrow>
                    <mo stretchy="false">≤</mo>
                    <msub>
                      <mi>t</mi>
                      <mi>A</mi>
                    </msub>
                  </mrow>
                </mrow>
              </msub>
              <mo stretchy="false">=</mo>
              <mfrac>
                <mrow>
                  <msub>
                    <mi>a</mi>
                    <mi mathvariant="italic">max</mi>
                  </msub>
                  <msup>
                    <mrow>
                      <mstyle mathvariant="bold">
                        <mrow>
                          <mi>t</mi>
                        </mrow>
                      </mstyle>
                    </mrow>
                    <mn>2</mn>
                  </msup>
                </mrow>
                <mrow>
                  <mn>2</mn>
                </mrow>
              </mfrac>
            </mrow>
          </mrow>
        </mtd>
      </mtr>
      <mtr>
        <mtd>
          <mrow>
            <mrow>
              <msub>
                <mrow>
                  <mstyle mathvariant="bold">
                    <mrow>
                      <mi>x</mi>
                    </mrow>
                  </mstyle>
                </mrow>
                <mrow>
                  <mrow>
                    <mrow>
                      <msub>
                        <mi>t</mi>
                        <mi>A</mi>
                      </msub>
                      <mo stretchy="false">≤</mo>
                      <mrow>
                        <mstyle mathvariant="bold">
                          <mrow>
                            <mi>t</mi>
                          </mrow>
                        </mstyle>
                      </mrow>
                    </mrow>
                    <mo stretchy="false">≤</mo>
                    <msub>
                      <mi>t</mi>
                      <mi>B</mi>
                    </msub>
                  </mrow>
                </mrow>
              </msub>
              <mo stretchy="false">=</mo>
              <mrow>
                <msub>
                  <mi>x</mi>
                  <mi>A</mi>
                </msub>
                <mo stretchy="false">+</mo>
                <msub>
                  <mi>v</mi>
                  <mi mathvariant="italic">max</mi>
                </msub>
              </mrow>
            </mrow>
            <mrow>
              <mrow>
                <mo stretchy="false">(</mo>
                <mrow>
                  <mrow>
                    <mrow>
                      <mstyle mathvariant="bold">
                        <mrow>
                          <mi>t</mi>
                        </mrow>
                      </mstyle>
                    </mrow>
                    <mo stretchy="false">−</mo>
                    <msub>
                      <mi>t</mi>
                      <mi>A</mi>
                    </msub>
                  </mrow>
                </mrow>
                <mo stretchy="false">)</mo>
              </mrow>
              <mo stretchy="false">=</mo>
              <mrow>
                <msub>
                  <mi>x</mi>
                  <mi>B</mi>
                </msub>
                <mo stretchy="false">−</mo>
                <msub>
                  <mi>v</mi>
                  <mi mathvariant="italic">max</mi>
                </msub>
              </mrow>
            </mrow>
            <mrow>
              <mo stretchy="false">(</mo>
              <mrow>
                <mrow>
                  <msub>
                    <mi>t</mi>
                    <mi>B</mi>
                  </msub>
                  <mo stretchy="false">−</mo>
                  <mrow>
                    <mstyle mathvariant="bold">
                      <mrow>
                        <mi>t</mi>
                      </mrow>
                    </mstyle>
                  </mrow>
                </mrow>
              </mrow>
              <mo stretchy="false">)</mo>
            </mrow>
          </mrow>
        </mtd>
      </mtr>
      <mtr>
        <mtd>
          <mrow>
            <mrow>
              <msub>
                <mrow>
                  <mstyle mathvariant="bold">
                    <mrow>
                      <mi>x</mi>
                    </mrow>
                  </mstyle>
                </mrow>
                <mrow>
                  <mrow>
                    <mrow>
                      <mstyle mathvariant="bold">
                        <mrow>
                          <mi>t</mi>
                        </mrow>
                      </mstyle>
                    </mrow>
                    <mo stretchy="false">≥</mo>
                    <msub>
                      <mi>t</mi>
                      <mi>B</mi>
                    </msub>
                  </mrow>
                </mrow>
              </msub>
              <mo stretchy="false">=</mo>
              <mrow>
                <msub>
                  <mi>x</mi>
                  <mi>B</mi>
                </msub>
                <mo stretchy="false">+</mo>
                <msub>
                  <mi>v</mi>
                  <mi mathvariant="italic">max</mi>
                </msub>
              </mrow>
            </mrow>
            <mrow>
              <mrow>
                <mo stretchy="false">(</mo>
                <mrow>
                  <mrow>
                    <mrow>
                      <mstyle mathvariant="bold">
                        <mrow>
                          <mi>t</mi>
                        </mrow>
                      </mstyle>
                    </mrow>
                    <mo stretchy="false">−</mo>
                    <msub>
                      <mi>t</mi>
                      <mi>B</mi>
                    </msub>
                  </mrow>
                </mrow>
                <mo stretchy="false">)</mo>
              </mrow>
              <mo stretchy="false">−</mo>
              <mfrac>
                <mrow>
                  <msub>
                    <mi>a</mi>
                    <mi mathvariant="italic">max</mi>
                  </msub>
                  <msup>
                    <mrow>
                      <mo stretchy="false">(</mo>
                      <mrow>
                        <mrow>
                          <mrow>
                            <mstyle mathvariant="bold">
                              <mrow>
                                <mi>t</mi>
                              </mrow>
                            </mstyle>
                          </mrow>
                          <mo stretchy="false">−</mo>
                          <msub>
                            <mi>t</mi>
                            <mi>B</mi>
                          </msub>
                        </mrow>
                      </mrow>
                      <mo stretchy="false">)</mo>
                    </mrow>
                    <mn>2</mn>
                  </msup>
                </mrow>
                <mrow>
                  <mn>2</mn>
                </mrow>
              </mfrac>
            </mrow>
          </mrow>
        </mtd>
      </mtr>
      <mtr>
        <mtd>
          <mrow/>
        </mtd>
      </mtr>
      <mtr>
        <mtd>
          <mrow>
            <mstyle mathvariant="normal">
              <mrow>
                <mtext>[Partial Range]</mtext>
              </mrow>
            </mstyle>
          </mrow>
        </mtd>
      </mtr>
      <mtr>
        <mtd>
          <mrow>
            <mrow>
              <msub>
                <mi>v</mi>
                <mi mathvariant="italic">top</mi>
              </msub>
              <mo stretchy="false">=</mo>
              <msqrt>
                <mrow>
                  <msub>
                    <mi>a</mi>
                    <mi mathvariant="italic">max</mi>
                  </msub>
                  <mrow>
                    <mo stretchy="false">(</mo>
                    <mrow>
                      <mrow>
                        <msub>
                          <mi>x</mi>
                          <mi>f</mi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stretchy="false">)</mo>
                  </mrow>
                </mrow>
              </msqrt>
            </mrow>
          </mrow>
        </mtd>
      </mtr>
      <mtr>
        <mtd>
          <mrow>
            <mrow>
              <mrow>
                <msub>
                  <mi>x</mi>
                  <mi>A</mi>
                </msub>
                <mo stretchy="false">=</mo>
                <msub>
                  <mi>x</mi>
                  <mi>B</mi>
                </msub>
              </mrow>
              <mo stretchy="false">=</mo>
              <mfrac>
                <mrow>
                  <mrow>
                    <msub>
                      <mi>x</mi>
                      <mn>0</mn>
                    </msub>
                    <mo stretchy="false">+</mo>
                    <msub>
                      <mi>x</mi>
                      <mi>f</mi>
                    </msub>
                  </mrow>
                </mrow>
                <mrow>
                  <mn>2</mn>
                </mrow>
              </mfrac>
            </mrow>
          </mrow>
        </mtd>
      </mtr>
      <mtr>
        <mtd>
          <mrow>
            <mrow>
              <mrow>
                <mrow>
                  <msub>
                    <mi>t</mi>
                    <mi>A</mi>
                  </msub>
                  <mo stretchy="false">=</mo>
                  <msub>
                    <mi>t</mi>
                    <mi>B</mi>
                  </msub>
                </mrow>
                <mo stretchy="false">=</mo>
                <mfrac>
                  <mrow>
                    <msub>
                      <mi>v</mi>
                      <mi mathvariant="italic">top</mi>
                    </msub>
                  </mrow>
                  <mrow>
                    <msub>
                      <mi>a</mi>
                      <mi mathvariant="italic">max</mi>
                    </msub>
                  </mrow>
                </mfrac>
              </mrow>
              <mo stretchy="false">=</mo>
              <mrow>
                <msub>
                  <mi>t</mi>
                  <mi>A</mi>
                </msub>
                <mo stretchy="false">+</mo>
                <mfrac>
                  <mrow>
                    <mrow>
                      <msub>
                        <mi>x</mi>
                        <mi>B</mi>
                      </msub>
                      <mo stretchy="false">−</mo>
                      <msub>
                        <mi>x</mi>
                        <mi>A</mi>
                      </msub>
                    </mrow>
                  </mrow>
                  <mrow>
                    <msub>
                      <mi>v</mi>
                      <mi mathvariant="italic">top</mi>
                    </msub>
                  </mrow>
                </mfrac>
              </mrow>
            </mrow>
          </mrow>
        </mtd>
      </mtr>
      <mtr>
        <mtd>
          <mrow>
            <mrow>
              <msub>
                <mrow>
                  <mstyle mathvariant="bold">
                    <mrow>
                      <mi>x</mi>
                    </mrow>
                  </mstyle>
                </mrow>
                <mrow>
                  <mrow>
                    <mrow>
                      <mstyle mathvariant="bold">
                        <mrow>
                          <mi>t</mi>
                        </mrow>
                      </mstyle>
                    </mrow>
                    <mo stretchy="false">≤</mo>
                    <msub>
                      <mi>t</mi>
                      <mi>A</mi>
                    </msub>
                  </mrow>
                </mrow>
              </msub>
              <mo stretchy="false">=</mo>
              <mfrac>
                <mrow>
                  <msub>
                    <mi>a</mi>
                    <mi mathvariant="italic">max</mi>
                  </msub>
                  <msup>
                    <mrow>
                      <mstyle mathvariant="bold">
                        <mrow>
                          <mi>t</mi>
                        </mrow>
                      </mstyle>
                    </mrow>
                    <mn>2</mn>
                  </msup>
                </mrow>
                <mrow>
                  <mn>2</mn>
                </mrow>
              </mfrac>
            </mrow>
          </mrow>
        </mtd>
      </mtr>
      <mtr>
        <mtd>
          <mrow>
            <mrow>
              <msub>
                <mrow>
                  <mstyle mathvariant="bold">
                    <mrow>
                      <mi>x</mi>
                    </mrow>
                  </mstyle>
                </mrow>
                <mrow>
                  <mrow>
                    <mrow>
                      <mstyle mathvariant="bold">
                        <mrow>
                          <mi>t</mi>
                        </mrow>
                      </mstyle>
                    </mrow>
                    <mo stretchy="false">≥</mo>
                    <msub>
                      <mi>t</mi>
                      <mi>B</mi>
                    </msub>
                  </mrow>
                </mrow>
              </msub>
              <mo stretchy="false">=</mo>
              <mrow>
                <msub>
                  <mi>x</mi>
                  <mi>B</mi>
                </msub>
                <mo stretchy="false">+</mo>
                <msub>
                  <mi>v</mi>
                  <mi mathvariant="italic">top</mi>
                </msub>
              </mrow>
            </mrow>
            <mrow>
              <mrow>
                <mo stretchy="false">(</mo>
                <mrow>
                  <mrow>
                    <mrow>
                      <mstyle mathvariant="bold">
                        <mrow>
                          <mi>t</mi>
                        </mrow>
                      </mstyle>
                    </mrow>
                    <mo stretchy="false">−</mo>
                    <msub>
                      <mi>t</mi>
                      <mi>B</mi>
                    </msub>
                  </mrow>
                </mrow>
                <mo stretchy="false">)</mo>
              </mrow>
              <mo stretchy="false">−</mo>
              <mfrac>
                <mrow>
                  <msub>
                    <mi>a</mi>
                    <mi mathvariant="italic">max</mi>
                  </msub>
                  <msup>
                    <mrow>
                      <mo stretchy="false">(</mo>
                      <mrow>
                        <mrow>
                          <mrow>
                            <mstyle mathvariant="bold">
                              <mrow>
                                <mi>t</mi>
                              </mrow>
                            </mstyle>
                          </mrow>
                          <mo stretchy="false">−</mo>
                          <msub>
                            <mi>t</mi>
                            <mi>B</mi>
                          </msub>
                        </mrow>
                      </mrow>
                      <mo stretchy="false">)</mo>
                    </mrow>
                    <mn>2</mn>
                  </msup>
                </mrow>
                <mrow>
                  <mn>2</mn>
                </mrow>
              </mfrac>
            </mrow>
          </mrow>
        </mtd>
      </mtr>
    </mtable>
    <annotation encoding="StarMath 5.0">nitalic "[Constants]" newline
x_0, x_f, v_max, a_max newline
t_0 = 0 newline
newline

nitalic "[Full Range]" newline
x_A = x_0 + {v_max^2} over {2 a_max}  newline
x_B = x_f - {v_max^2} over {2 a_max} newline
t_A = {v_max} over {a_max} newline
t_B = t_A + {x_B - x_A} over {v_max} newline
t_F = t_A + t_B newline
{bold x}_{{bold t}&lt;=t_A} = {a_max {bold t}^2} over {2} newline
{bold x}_{t_A&lt;={bold t}&lt;=t_B} = x_A + v_max ({bold t} - t_A) = x_B - v_max (t_B - {bold t}) newline
{bold x}_{{bold t}&gt;=t_B} = x_B + v_max ({bold t}- t_B) - {a_max ({bold t} - t_B)^2} over {2} newline
newline

nitalic "[Partial Range]" newline
v_top = sqrt {a_max (x_f - x_0)} newline
x_A = x_B = {x_0 + x_f} over {2} newline
t_A = t_B = {v_top} over {a_max} = t_A + {x_B - x_A} over {v_top} newline
{bold x}_{{bold t}&lt;=t_A} = {a_max {bold t}^2} over {2} newline
{bold x}_{{bold t}&gt;=t_B} = x_B + v_top ({bold t} - t_B) - {a_max ({bold t} - t_B)^2} over {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Fox-Rabinovitz</meta:initial-creator>
    <meta:creation-date>2013-02-15T09:54:12</meta:creation-date>
    <meta:generator>LibreOffice/3.6$Linux_X86_64 LibreOffice_project/360m1$Build-2</meta:generator>
  </office:meta>
</office:document-meta>
</file>